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POLINARIO ALEJO YOMIRA NOE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POLINARIO ALEJO YOMIRA NOEM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9" office:value-type="string">
            <text:p text:style-name="P1">8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7:46:2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